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0.4cm"/>
    </style:style>
    <style:style style:name="gr3" style:family="graphic" style:parent-style-name="standard">
      <style:graphic-properties draw:stroke="none" svg:stroke-color="#000000" draw:fill="none" draw:fill-color="#ffffff" fo:min-height="5cm"/>
    </style:style>
    <style:style style:name="P1" style:family="paragraph">
      <style:paragraph-properties fo:text-align="center"/>
    </style:style>
    <style:style style:name="P2" style:family="paragraph">
      <style:text-properties fo:font-size="44pt" fo:font-weight="bold" style:font-size-asian="44pt" style:font-weight-asian="bold" style:font-size-complex="44pt" style:font-weight-complex="bold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xml:id="id1" draw:id="id1" draw:layer="layout" draw:type="line" svg:x1="1cm" svg:y1="0.968cm" svg:x2="1.032cm" svg:y2="19.973cm" svg:d="M1000 968l32 19005" svg:viewBox="0 0 33 19006">
          <text:p/>
        </draw:connector>
        <draw:connector draw:style-name="gr1" draw:text-style-name="P1" xml:id="id2" draw:id="id2" draw:layer="layout" draw:type="line" svg:x1="1cm" svg:y1="0.968cm" svg:x2="28.684cm" svg:y2="0.968cm" draw:start-shape="id1" draw:start-glue-point="2" svg:d="M1000 968h27684" svg:viewBox="0 0 27685 1">
          <text:p/>
        </draw:connector>
        <draw:connector draw:style-name="gr1" draw:text-style-name="P1" xml:id="id3" draw:id="id3" draw:layer="layout" draw:type="line" svg:x1="28.684cm" svg:y1="0.968cm" svg:x2="28.684cm" svg:y2="19.973cm" draw:start-shape="id2" draw:start-glue-point="3" svg:d="M28684 968v19005" svg:viewBox="0 0 1 19006">
          <text:p/>
        </draw:connector>
        <draw:connector draw:style-name="gr1" draw:text-style-name="P1" draw:layer="layout" draw:type="line" svg:x1="1.032cm" svg:y1="19.973cm" svg:x2="23.006cm" svg:y2="19.973cm" draw:start-shape="id1" draw:start-glue-point="3" svg:d="M1032 19973h21974" svg:viewBox="0 0 21975 1">
          <text:p/>
        </draw:connector>
        <draw:connector draw:style-name="gr1" draw:text-style-name="P1" draw:layer="layout" draw:type="line" svg:x1="28.684cm" svg:y1="19.973cm" svg:x2="25.006cm" svg:y2="19.973cm" draw:start-shape="id3" draw:start-glue-point="3" svg:d="M28684 19973h-3678" svg:viewBox="0 0 3679 1">
          <text:p/>
        </draw:connector>
        <draw:connector draw:style-name="gr1" draw:text-style-name="P1" draw:layer="layout" draw:type="line" svg:x1="25.038cm" svg:y1="20.973cm" svg:x2="24.974cm" svg:y2="18.037cm" svg:d="M25038 20973l-64-2936" svg:viewBox="0 0 65 2937">
          <text:p/>
        </draw:connector>
        <draw:connector draw:style-name="gr1" draw:text-style-name="P1" draw:layer="layout" draw:type="line" svg:x1="23.006cm" svg:y1="20.973cm" svg:x2="23.006cm" svg:y2="18.069cm" svg:d="M23006 20973v-2904" svg:viewBox="0 0 1 2905">
          <text:p/>
        </draw:connector>
        <draw:custom-shape draw:style-name="gr2" draw:text-style-name="P1" draw:layer="layout" svg:width="0.9cm" svg:height="1.3cm" svg:x="27.8cm" svg:y="11.6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26.9cm" svg:y="11.6cm">
          <text:p text:style-name="P1">1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1.1cm" svg:y="13cm">
          <text:p text:style-name="P1">1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2cm" svg:y="13cm">
          <text:p text:style-name="P1">14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6cm" svg:height="5.25cm" svg:x="6.9cm" svg:y="8.5cm">
          <draw:text-box>
            <text:p text:style-name="P2"><text:span text:style-name="T1">Reserva de materia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D Canto</meta:initial-creator>
    <meta:creation-date>2016-07-05T09:18:04.136368064</meta:creation-date>
    <dc:date>2016-07-05T09:24:50.420489820</dc:date>
    <dc:creator>SD Canto</dc:creator>
    <meta:editing-duration>P0D</meta:editing-duration>
    <meta:editing-cycles>1</meta:editing-cycles>
    <meta:document-statistic meta:object-count="12"/>
    <meta:generator>LibreOffice/4.2.8.2$Linux_x86 LibreOffice_project/420m0$Build-2</meta:generator>
  </office:meta>
</office:document-meta>
</file>